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6000001ED39D54677F1F6B8F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1f4bd" officeooo:paragraph-rsid="0001f4bd"/>
    </style:style>
    <style:style style:name="P3" style:family="paragraph" style:parent-style-name="Standard">
      <style:paragraph-properties fo:text-align="center" style:justify-single-word="false"/>
      <style:text-properties fo:font-size="44pt" officeooo:rsid="0001f4bd" officeooo:paragraph-rsid="0001f4bd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1f4bd" officeooo:paragraph-rsid="0001f4bd" style:font-size-asian="24.5pt" style:font-size-complex="28pt"/>
    </style:style>
    <style:style style:name="P5" style:family="paragraph" style:parent-style-name="Standard">
      <style:paragraph-properties fo:break-before="page"/>
      <style:text-properties officeooo:rsid="0001f4bd" officeooo:paragraph-rsid="0001f4bd"/>
    </style:style>
    <style:style style:name="P6" style:family="paragraph" style:parent-style-name="Header">
      <style:paragraph-properties fo:text-align="end" style:justify-single-word="false"/>
      <style:text-properties officeooo:rsid="000b2de6" officeooo:paragraph-rsid="0001f4bd"/>
    </style:style>
    <style:style style:name="T1" style:family="text">
      <style:text-properties officeooo:rsid="0001f4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PRACTICA UNIDAD 2</text:p>
      <text:p text:style-name="P3"/>
      <text:p text:style-name="P3"><draw:frame draw:style-name="fr1" draw:name="Imagen1" text:anchor-type="paragraph" svg:width="17cm" svg:height="9.813cm" draw:z-index="0"><draw:image xlink:href="Pictures/1000000000000356000001ED39D54677F1F6B8FE.jpg" xlink:type="simple" xlink:show="embed" xlink:actuate="onLoad" loext:mime-type="image/jpeg"/></draw:frame></text:p>
      <text:p text:style-name="P3"/>
      <text:p text:style-name="P3"/>
      <text:p text:style-name="P3"/>
      <text:p text:style-name="P4">Juan Carlos Ramos Moll 2º DAM</text:p>
      <text:p text:style-name="P5">Indi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troducció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2de6" officeooo:paragraph-rsid="0001f4b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1f4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ráctica unidad 2 <text:s text:c="64"/>2º DAM Sistemas de Gestión Empresarial</text:p>
      </style:header>
      <style:header-first>
        <text:p text:style-name="MP1"/>
      </style:header-first>
      <style:footer>
        <text:p text:style-name="MP2"><text:span text:style-name="MT1">Juan Carlos Ramos Moll <text:s text:c="51"/>pag: </text:span><text:page-number text:select-page="current">3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8:33:20.236854456</meta:creation-date>
    <dc:date>2019-10-03T18:41:57.213788122</dc:date>
    <meta:editing-duration>PT8M37S</meta:editing-duration>
    <meta:editing-cycles>1</meta:editing-cycles>
    <meta:document-statistic meta:table-count="0" meta:image-count="1" meta:object-count="0" meta:page-count="3" meta:paragraph-count="6" meta:word-count="26" meta:character-count="264" meta:non-whitespace-character-count="129"/>
    <meta:generator>LibreOffice/6.0.7.3$Linux_X86_64 LibreOffice_project/00m0$Build-3</meta:generator>
  </office:meta>
</office:document-meta>
</file>